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1f4ac46" officeooo:paragraph-rsid="01f4ac46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1e05eba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f5eaba" style:font-size-asian="10pt" style:font-style-asian="normal" style:font-size-complex="10pt" style:font-style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1ec2e91" officeooo:paragraph-rsid="01f3e3a1" style:font-size-asian="10.5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Courier New" fo:font-size="11pt" officeooo:rsid="01ec2e91" officeooo:paragraph-rsid="01f5eaba" style:font-size-asian="11pt" style:font-size-complex="11pt"/>
    </style:style>
    <style:style style:name="P7" style:family="paragraph" style:parent-style-name="Table_20_Contents">
      <style:paragraph-properties fo:text-align="start" style:justify-single-word="false" fo:break-before="page"/>
      <style:text-properties style:font-name="Courier New" fo:font-size="11pt" officeooo:rsid="01ec2e91" officeooo:paragraph-rsid="01f5eaba" style:font-size-asian="11pt" style:font-size-complex="11pt"/>
    </style:style>
    <style:style style:name="P8" style:family="paragraph" style:parent-style-name="Table_20_Contents">
      <style:paragraph-properties fo:text-align="start" style:justify-single-word="false" fo:break-before="page"/>
      <style:text-properties style:font-name="Courier New" fo:font-size="11pt" officeooo:rsid="01ec2e91" officeooo:paragraph-rsid="01f3e3a1" style:font-size-asian="11pt" style:font-size-complex="11pt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5f19d4"/>
    </style:style>
    <style:style style:name="T2" style:family="text">
      <style:text-properties officeooo:rsid="01f11c81"/>
    </style:style>
    <style:style style:name="T3" style:family="text">
      <style:text-properties officeooo:rsid="01f4ac4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840c4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118ee2a" style:font-weight-asian="normal" style:font-weight-complex="normal"/>
    </style:style>
    <style:style style:name="T8" style:family="text">
      <style:text-properties officeooo:rsid="01f7b516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4">public void ausgeben()</text:span><text:line-break/>{<text:line-break/> <text:s text:c="2"/>int i;<text:line-break/> <text:s text:c="2"/>for (i = 0; i &lt; liste.length; i++)<text:line-break/> <text:s text:c="2"/>{<text:line-break/> <text:s text:c="5"/>Console.print(liste[i] + " ");<text:line-break/> <text:s text:c="2"/>}<text:line-break/> <text:s text:c="2"/>Console.println();<text:line-break/>}<text:line-break/><text:line-break/><text:span text:style-name="T4">public void eingeben()</text:span><text:line-break/>{<text:line-break/> <text:s text:c="2"/>int i;<text:line-break/> <text:s text:c="2"/>Console.println("<text:span text:style-name="T2">G</text:span>eben Sie " + liste.length + " Zahlen ein.");<text:line-break/> <text:s text:c="2"/>for (i = 0; i &lt; liste.length; i++)<text:line-break/> <text:s text:c="2"/>{<text:line-break/> <text:s text:c="5"/>liste[i] = Console.readInt();<text:line-break/> <text:s text:c="2"/>}<text:line-break/>}<text:line-break/><text:line-break/><text:span text:style-name="T4">public void füllenZufall()</text:span><text:line-break/>{<text:line-break/> <text:s text:c="2"/>int i;<text:line-break/> <text:s text:c="2"/>for (i = 0; i &lt; liste.length; i++)<text:line-break/> <text:s text:c="2"/>{<text:line-break/> <text:s text:c="5"/>liste[i] = (int)(Math.random() * 201 - 100);<text:line-break/> <text:s text:c="2"/>}<text:line-break/>}<text:line-break/><text:line-break/><text:span text:style-name="T4">public void füllenLinear10()</text:span><text:line-break/>{<text:line-break/> <text:s text:c="2"/>int i;<text:line-break/> <text:s text:c="2"/>for (i = 0; i &lt; liste.length; i++)<text:line-break/> <text:s text:c="2"/>{<text:line-break/> <text:s text:c="5"/>liste[i] = i * 10;<text:line-break/> <text:s text:c="2"/>}<text:line-break/>}<text:line-break/><text:line-break/><text:span text:style-name="T4">public void füllenQuadrat()</text:span><text:line-break/>{<text:line-break/> <text:s text:c="2"/>int i;<text:line-break/> <text:s text:c="2"/>for (i = 0; i &lt; liste.length; i++)<text:line-break/> <text:s text:c="2"/>{<text:line-break/> <text:s text:c="5"/>liste[i] = <text:span text:style-name="T8">(</text:span>i<text:span text:style-name="T8">+1)</text:span> * <text:span text:style-name="T8">(</text:span>i<text:span text:style-name="T8">+1)</text:span>;<text:line-break/> <text:s text:c="2"/>}<text:line-break/>}<text:line-break/></text:p>
      <text:p text:style-name="P6"><text:span text:style-name="T4">public void füllenLinear100()</text:span><text:line-break/><text:span text:style-name="T3">{</text:span><text:line-break/> <text:s text:c="2"/>int i;<text:line-break/> <text:s text:c="2"/>for (i = 0; i &lt; liste.length; i++)<text:line-break/> <text:s text:c="2"/>{<text:line-break/> <text:s text:c="5"/>liste[i] = (i+1) * 100;<text:line-break/> <text:s text:c="2"/>}<text:line-break/>}<text:line-break/><text:line-break/></text:p>
      <text:p text:style-name="P7"><text:span text:style-name="T4">public void füllenLinear25()</text:span><text:line-break/>{<text:line-break/> <text:s text:c="2"/>int i, a;<text:line-break/> <text:s text:c="2"/>a = -75;<text:line-break/> <text:s text:c="2"/>for (i = 0; i &lt; liste.length; i++)<text:line-break/> <text:s text:c="2"/>{<text:line-break/> <text:s text:c="5"/>liste[i] = a;<text:line-break/> <text:s text:c="5"/>a = a + 25;<text:line-break/> <text:s text:c="2"/>}<text:line-break/>}<text:line-break/><text:line-break/><text:span text:style-name="T4">public void füllenWachsend()</text:span><text:line-break/>{<text:line-break/> <text:s text:c="2"/>int i, a;<text:line-break/> <text:s text:c="2"/>a = 1;<text:line-break/> <text:s text:c="2"/>for (i = 0; i &lt; liste.length; i++)<text:line-break/> <text:s text:c="2"/>{<text:line-break/> <text:s text:c="5"/>liste[i] = a;<text:line-break/> <text:s text:c="5"/>a = a + i + 2;<text:line-break/> <text:s text:c="2"/>}<text:line-break/>}<text:line-break/><text:line-break/><text:span text:style-name="T4">public void füllenPotenzen()</text:span><text:line-break/>{<text:line-break/> <text:s text:c="2"/>int i, a;<text:line-break/> <text:s text:c="2"/>a = 1;<text:line-break/> <text:s text:c="2"/>for (i = 0; i &lt; liste.length; i++)<text:line-break/> <text:s text:c="2"/>{<text:line-break/> <text:s text:c="5"/>liste[i] = a;<text:line-break/> <text:s text:c="5"/>a = a * 2;<text:line-break/> <text:s text:c="2"/>}<text:line-break/>}<text:line-break/><text:line-break/><text:span text:style-name="T4">public void füllenFibonacci()</text:span><text:line-break/>{<text:line-break/> <text:s text:c="2"/>int i;<text:line-break/> <text:s text:c="2"/>liste[0] = 1;<text:line-break/> <text:s text:c="2"/>liste[1] = 1;<text:line-break/> <text:s text:c="2"/>for (i = 2; i &lt; liste.length; i++)<text:line-break/> <text:s text:c="2"/>{<text:line-break/> <text:s text:c="5"/>liste[i] = liste[i-1] + liste[i-2];<text:line-break/> <text:s text:c="2"/>}<text:line-break/>}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text:anchor-type="paragraph" draw:z-index="0" draw:name="Form1" draw:style-name="gr1" draw:text-style-name="P9" svg:width="1.795cm" svg:height="0.63cm" svg:x="15.196cm" svg:y="0.365cm"><draw:image xlink:href="Pictures/10000000000000580000001F84D8045FF773DCF2.png" xlink:type="simple" xlink:show="embed" xlink:actuate="onLoad" draw:mime-type="image/png"><text:p/></draw:image></draw:frame></text:p>
      <text:p text:style-name="P4"><text:span text:style-name="T4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5">pothmann.de</text:span></text:a><text:span text:style-name="T5">, f</text:span><text:span text:style-name="T6">reigegeben unter </text:span><text:a xlink:type="simple" xlink:href="https://creativecommons.org/licenses/by-nc-sa/4.0/" text:style-name="Internet_20_link" text:visited-style-name="Visited_20_Internet_20_Link"><text:span text:style-name="T6">CC BY-NC-SA 4.0</text:span></text:a><text:span text:style-name="T6">, </text:span><text:span text:style-name="T7">April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f4ac46" officeooo:paragraph-rsid="01f4ac46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1e05eba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562244026624">
            <table:table-cell table:style-name="Tabelle1.A1" office:value-type="string">
              <text:p text:style-name="MP1">For-Schleife – Lösung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1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5-06-12T10:59:57.121000000</dc:date>
    <meta:editing-duration>P4DT13H16M16S</meta:editing-duration>
    <meta:editing-cycles>359</meta:editing-cycles>
    <meta:generator>LibreOffice/7.3.3.2$Windows_X86_64 LibreOffice_project/d1d0ea68f081ee2800a922cac8f79445e4603348</meta:generator>
    <meta:print-date>2020-09-08T13:21:04.744000000</meta:print-date>
    <meta:document-statistic meta:table-count="1" meta:image-count="0" meta:object-count="0" meta:page-count="2" meta:paragraph-count="7" meta:word-count="275" meta:character-count="1569" meta:non-whitespace-character-count="1068"/>
  </office:meta>
</office:document-meta>
</file>